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fo:language="en" fo:country="US" officeooo:paragraph-rsid="0017b720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17b72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fo:language="en" fo:country="US" officeooo:paragraph-rsid="0017b720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language="en" fo:country="US" officeooo:paragraph-rsid="0017b72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8pt" fo:language="en" fo:country="US" officeooo:paragraph-rsid="0017b720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8pt" fo:language="en" fo:country="US" fo:font-style="italic" fo:font-weight="bold" officeooo:paragraph-rsid="0017b720" style:font-size-asian="18pt" style:font-style-asian="italic" style:font-weight-asian="bold" style:font-size-complex="18pt" style:font-style-complex="italic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20pt" fo:language="en" fo:country="US" fo:font-style="normal" fo:font-weight="normal" officeooo:paragraph-rsid="0019ad52" style:font-size-asian="20pt" style:font-style-asian="normal" style:font-weight-asian="normal" style:font-size-complex="20pt" style:font-style-complex="normal" style:font-weight-complex="normal"/>
    </style:style>
    <style:style style:name="T1" style:family="text">
      <style:text-properties officeooo:rsid="0017b720"/>
    </style:style>
    <style:style style:name="T2" style:family="text">
      <style:text-properties officeooo:rsid="0019ad52"/>
    </style:style>
    <style:style style:name="T3" style:family="text">
      <style:text-properties officeooo:rsid="001afb3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Ministry of Education and Science of Ukraine</text:span></text:p>
      <text:p text:style-name="P4"><text:span text:style-name="T1">Franko Lviv National University</text:span></text:p>
      <text:p text:style-name="P2"><text:span text:style-name="T1">Electronics Faculty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<text:span text:style-name="T1">Home Reading</text:span></text:p>
      <text:p text:style-name="P6"><text:span text:style-name="T1">Django framework </text:span></text:p>
      <text:p text:style-name="P7"><text:span text:style-name="T3">Annotation</text:span></text:p>
      <text:p text:style-name="P2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3"><text:span text:style-name="T1">Prepared by</text:span></text:p>
      <text:p text:style-name="P3"><text:span text:style-name="T1">Student of FEI – 41</text:span></text:p>
      <text:p text:style-name="P3"><text:span text:style-name="T1">Vira Lytvyn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Lecturer </text:span></text:p>
      <text:p text:style-name="P3"><text:span text:style-name="T1">Shums'ka O.A.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2"><text:span text:style-name="T1">Lviv - 201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667cm" fo:margin-bottom="1.311cm" fo:margin-left="2.672cm" fo:margin-right="1.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1T23:06:24.97</meta:creation-date>
    <dc:date>2013-12-01T23:14:27.11</dc:date>
    <meta:editing-duration>PT2M5S</meta:editing-duration>
    <meta:editing-cycles>4</meta:editing-cycles>
    <meta:generator>LibreOffice/4.0.4.2$Windows_x86 LibreOffice_project/9e9821abd0ffdbc09cd8c52eaa574fa09eb08f2</meta:generator>
    <meta:document-statistic meta:table-count="0" meta:image-count="0" meta:object-count="0" meta:page-count="1" meta:paragraph-count="12" meta:word-count="32" meta:character-count="207" meta:non-whitespace-character-count="184"/>
  </office:meta>
</office:document-meta>
</file>